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Firmware Support Manual (FSM)</text:p>
      <text:p text:style-name="Author">Development Team</text:p>
      <text:p text:style-name="Date">2024-06-26</text:p>
      <text:h text:style-name="Heading_20_1" text:outline-level="1"><text:bookmark-start text:name="firmware-support-manual-fsm"/>Firmware Support Manual (FSM)<text:bookmark-end text:name="firmware-support-manual-fsm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FSM-001: Manual Identification</text:span> - The manual <text:span text:style-name="T1">shall</text:span> be identified by the following information: - <text:span text:style-name="T1">Manual Name</text:span>: [Manual Name] - <text:span text:style-name="T1">Manual Identifier</text:span>: [FSM-001] - <text:span text:style-name="T1">Version</text:span>: 1.0 - <text:span text:style-name="T1">Classification</text:span>: [Unclassified/Classified Level]</text:p>
      <text:h text:style-name="Heading_20_3" text:outline-level="3"><text:bookmark-start text:name="manual-overview"/>1.2 Manual Overview<text:bookmark-end text:name="manual-overview"/></text:h>
      <text:p text:style-name="First_20_paragraph"><text:span text:style-name="T1">FSM-002: Manual Purpose</text:span> - The manual <text:span text:style-name="T1">shall</text:span> provide firmware support and maintenance procedures - The manual <text:span text:style-name="T1">shall</text:span> describe firmware update and recovery processes - The manual <text:span text:style-name="T1">shall</text:span> cover hardware-firmware interface specification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FSM-003: Referenced Standards</text:span> - MIL-STD-498: Software Development and Documentation - [Other applicable standards]</text:p>
      <text:h text:style-name="Heading_20_2" text:outline-level="2"><text:bookmark-start text:name="firmware-overview"/>3. Firmware Overview<text:bookmark-end text:name="firmware-overview"/></text:h>
      <text:p text:style-name="First_20_paragraph"><text:span text:style-name="T1">FSM-004: System Description</text:span> - The manual <text:span text:style-name="T1">shall</text:span> describe the firmware architecture - The manual <text:span text:style-name="T1">shall</text:span> specify firmware version and features - The manual <text:span text:style-name="T1">shall</text:span> provide hardware compatibility information</text:p>
      <text:h text:style-name="Heading_20_2" text:outline-level="2"><text:bookmark-start text:name="firmware-installation"/>4. Firmware Installation<text:bookmark-end text:name="firmware-installation"/></text:h>
      <text:p text:style-name="First_20_paragraph"><text:span text:style-name="T1">FSM-005: Installation Procedures</text:span> - The manual <text:span text:style-name="T1">shall</text:span> provide firmware installation instructions - The manual <text:span text:style-name="T1">shall</text:span> describe pre-installation requirements - The manual <text:span text:style-name="T1">shall</text:span> include installation verification procedures</text:p>
      <text:h text:style-name="Heading_20_2" text:outline-level="2"><text:bookmark-start text:name="firmware-updates"/>5. Firmware Updates<text:bookmark-end text:name="firmware-updates"/></text:h>
      <text:p text:style-name="First_20_paragraph"><text:span text:style-name="T1">FSM-006: Update Procedures</text:span> - The manual <text:span text:style-name="T1">shall</text:span> describe firmware update procedures - The manual <text:span text:style-name="T1">shall</text:span> include rollback procedures - The manual <text:span text:style-name="T1">shall</text:span> provide update verification methods</text:p>
      <text:h text:style-name="Heading_20_2" text:outline-level="2"><text:bookmark-start text:name="troubleshooting"/>6. Troubleshooting<text:bookmark-end text:name="troubleshooting"/></text:h>
      <text:p text:style-name="First_20_paragraph"><text:span text:style-name="T1">FSM-007: Problem Resolution</text:span> - The manual <text:span text:style-name="T1">shall</text:span> provide firmware troubleshooting procedures - The manual <text:span text:style-name="T1">shall</text:span> include diagnostic tools and methods - The manual <text:span text:style-name="T1">shall</text:span> describe recovery procedures</text:p>
      <text:h text:style-name="Heading_20_2" text:outline-level="2"><text:bookmark-start text:name="hardware-interface"/>7. Hardware Interface<text:bookmark-end text:name="hardware-interface"/></text:h>
      <text:p text:style-name="First_20_paragraph"><text:span text:style-name="T1">FSM-008: Interface Specifications</text:span> - The manual <text:span text:style-name="T1">shall</text:span> describe hardware-firmware interfaces - The manual <text:span text:style-name="T1">shall</text:span> specify communication protocols - The manual <text:span text:style-name="T1">shall</text:span> provide interface configuration procedures</text:p>
      <text:h text:style-name="Heading_20_2" text:outline-level="2"><text:bookmark-start text:name="notes"/>8. Notes<text:bookmark-end text:name="notes"/></text:h>
      <text:list text:style-name="L1">
        <text:list-item>
          <text:p text:style-name="P1"><text:span text:style-name="T1">FSM</text:span>: Firmware Support Manual</text:p>
        </text:list-item>
        <text:list-item>
          <text:p text:style-name="P1"><text:span text:style-name="T1">Firmware</text:span>: Software embedded in hardware devi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Firmware Support Manual (FSM)</dc:title>
    <dc:description/>
    <dc:subject/>
    <meta:keyword/>
    <meta:initial-creator>Development Team</meta:initial-creator>
    <dc:creator>Development Team</dc:creator>
    <meta:creation-date>2025-06-27T03:46:26Z</meta:creation-date>
    <dc:date>2025-06-27T03:46:26Z</dc:date>
    <meta:user-defined meta:name="date" meta:value-type="string">2024-06-26</meta:user-defined>
    <meta:user-defined meta:name="document_type" meta:value-type="string">Firmware Support Manual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